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_20_concave" draw:marker-end-width="0.2cm" draw:fill="solid" draw:fill-color="#9999ff" draw:textarea-horizontal-align="center" draw:textarea-vertical-align="middle"/>
    </style:style>
    <style:style style:name="gr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9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'Trebuchet MS'" style:font-style-name="Обычный" style:font-family-generic="swiss" style:font-pitch="variable" fo:font-size="5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family="'Trebuchet MS'" style:font-style-name="Обычный" style:font-family-generic="swiss" style:font-pitch="variable" fo:font-size="5pt" style:font-size-asian="18pt" style:font-size-complex="18pt"/>
    </style:style>
    <style:style style:name="T1" style:family="text">
      <style:text-properties fo:font-family="'Trebuchet MS'" style:font-style-name="Обычный" style:font-family-generic="swiss" style:font-pitch="variable" fo:font-size="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5cm" svg:height="0.5cm" svg:x="10cm" svg:y="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draw:id="id2" draw:layer="layout" svg:width="1.5cm" svg:height="0.5cm" svg:x="9.5cm" svg:y="2cm">
          <text:p text:style-name="P2"><text:span text:style-name="T1">SFU the REQ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3.581cm" svg:height="2.903cm" svg:x="13.419cm" svg:y="5.5cm">
          <draw:text-box>
            <text:p><text:span text:style-name="T1">C</text:span><text:span text:style-name="T1"><text:tab/></text:span><text:span text:style-name="T1">Cancellation</text:span></text:p>
            <text:p><text:span text:style-name="T1">C=F</text:span><text:span text:style-name="T1"><text:tab/></text:span><text:span text:style-name="T1">Clean-up=False</text:span></text:p>
            <text:p><text:span text:style-name="T1">C=T</text:span><text:span text:style-name="T1"><text:tab/></text:span><text:span text:style-name="T1">Clean-up=True</text:span></text:p>
            <text:p><text:span text:style-name="T1">CS</text:span><text:span text:style-name="T1"><text:tab/></text:span><text:span text:style-name="T1">Current Status</text:span></text:p>
            <text:p><text:span text:style-name="T1">DCL/SYSERR</text:span><text:span text:style-name="T1"><text:tab/></text:span><text:span text:style-name="T1">Decline/System Error</text:span></text:p>
            <text:p><text:span text:style-name="T1">DST</text:span><text:span text:style-name="T1"><text:tab/></text:span><text:span text:style-name="T1">Destination</text:span></text:p>
            <text:p><text:span text:style-name="T1">IFC</text:span><text:span text:style-name="T1"><text:tab/></text:span><text:span text:style-name="T1">Interface</text:span></text:p>
            <text:p><text:span text:style-name="T1">NTFPRO</text:span><text:span text:style-name="T1"><text:tab/></text:span><text:span text:style-name="T1">Notification Processing</text:span></text:p>
            <text:p><text:span text:style-name="T1">REQ</text:span><text:span text:style-name="T1"><text:tab/></text:span><text:span text:style-name="T1">Request</text:span></text:p>
            <text:p><text:span text:style-name="T1">RSP</text:span><text:span text:style-name="T1"><text:tab/></text:span><text:span text:style-name="T1">Response</text:span></text:p>
            <text:p><text:span text:style-name="T1">SFU</text:span><text:span text:style-name="T1"><text:tab/></text:span><text:span text:style-name="T1">Select For Update</text:span></text:p>
            <text:p><text:span text:style-name="T1">SRC</text:span><text:span text:style-name="T1"><text:tab/></text:span><text:span text:style-name="T1">Source</text:span></text:p>
          </draw:text-box>
        </draw:frame>
        <draw:custom-shape draw:style-name="gr4" draw:text-style-name="P1" draw:id="id7" draw:layer="layout" svg:width="1.5cm" svg:height="1cm" svg:x="7cm" svg:y="5cm">
          <text:p text:style-name="P2"><text:span text:style-name="T1">Is this</text:span></text:p>
          <text:p text:style-name="P2"><text:span text:style-name="T1">SRC IF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draw:id="id3" draw:layer="layout" svg:width="1.5cm" svg:height="0.5cm" svg:x="9.5cm" svg:y="3cm">
          <text:p text:style-name="P2"><text:span text:style-name="T1">Check C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svg:x1="10.249cm" svg:y1="1.5cm" svg:x2="10.249cm" svg:y2="2cm" draw:start-shape="id1" draw:start-glue-point="8" draw:end-shape="id2" draw:end-glue-point="4" svg:d="m10249 1500v500">
          <text:p/>
        </draw:connector>
        <draw:custom-shape draw:style-name="gr6" draw:text-style-name="P1" draw:id="id5" draw:layer="layout" svg:width="1.5cm" svg:height="0.5cm" svg:x="9.5cm" svg:y="4cm">
          <text:p text:style-name="P2"><text:span text:style-name="T1">DST-REQ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1" draw:id="id4" draw:layer="layout" svg:width="1.5cm" svg:height="0.5cm" svg:x="7cm" svg:y="4cm">
          <text:p text:style-name="P2"><text:span text:style-name="T1">SRC-REQ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1" draw:id="id6" draw:layer="layout" svg:width="1.5cm" svg:height="0.5cm" svg:x="12cm" svg:y="4cm">
          <text:p text:style-name="P2"><text:span text:style-name="T1">SRC-CREQ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" draw:text-style-name="P1" draw:id="id11" draw:layer="layout" svg:width="1.5cm" svg:height="1cm" svg:x="9.5cm" svg:y="5cm">
          <text:p text:style-name="P2"><text:span text:style-name="T1">Is this</text:span></text:p>
          <text:p text:style-name="P2"><text:span text:style-name="T1">DST IF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draw:id="id10" draw:layer="layout" svg:width="1.5cm" svg:height="0.5cm" svg:x="7cm" svg:y="9.5cm">
          <text:p text:style-name="P2"><text:span text:style-name="T1">SRC-RSP/..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1" draw:id="id8" draw:layer="layout" svg:width="1.5cm" svg:height="1cm" svg:x="7cm" svg:y="6.5cm">
          <text:p text:style-name="P2"><text:span text:style-name="T1">Is this</text:span></text:p>
          <text:p text:style-name="P2"><text:span text:style-name="T1">REQ-RS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draw:id="id12" draw:layer="layout" svg:width="1.5cm" svg:height="1cm" svg:x="9.5cm" svg:y="6.5cm">
          <text:p text:style-name="P2"><text:span text:style-name="T1">Is this</text:span></text:p>
          <text:p text:style-name="P2"><text:span text:style-name="T1">REQ-RS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draw:id="id16" draw:layer="layout" svg:width="1.5cm" svg:height="1cm" svg:x="12cm" svg:y="6.5cm">
          <text:p text:style-name="P2"><text:span text:style-name="T1">Is this</text:span></text:p>
          <text:p text:style-name="P2"><text:span text:style-name="T1">CRS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draw:id="id15" draw:layer="layout" svg:width="1.5cm" svg:height="1cm" svg:x="12cm" svg:y="5cm">
          <text:p text:style-name="P2"><text:span text:style-name="T1">Is this</text:span></text:p>
          <text:p text:style-name="P2"><text:span text:style-name="T1">SRC IF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draw:id="id9" draw:layer="layout" svg:width="1.5cm" svg:height="1cm" svg:x="7cm" svg:y="8cm">
          <text:p text:style-name="P2"><text:span text:style-name="T1">Do fields</text:span></text:p>
          <text:p text:style-name="P2"><text:span text:style-name="T1">mat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draw:id="id17" draw:layer="layout" svg:width="1.5cm" svg:height="1cm" svg:x="12cm" svg:y="8cm">
          <text:p text:style-name="P2"><text:span text:style-name="T1">Do fields</text:span></text:p>
          <text:p text:style-name="P2"><text:span text:style-name="T1">mat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draw:id="id13" draw:layer="layout" svg:width="1.5cm" svg:height="1cm" svg:x="9.5cm" svg:y="8cm">
          <text:p text:style-name="P2"><text:span text:style-name="T1">Do fields</text:span></text:p>
          <text:p text:style-name="P2"><text:span text:style-name="T1">mat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draw:id="id20" draw:layer="layout" svg:width="1.5cm" svg:height="0.5cm" svg:x="12cm" svg:y="11cm">
          <text:p text:style-name="P2"><text:span text:style-name="T1">SRC-CRS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" draw:id="id14" draw:layer="layout" svg:width="1.5cm" svg:height="0.5cm" svg:x="9.5cm" svg:y="9.5cm">
          <text:p text:style-name="P2"><text:span text:style-name="T1">DST-RSP/..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1" draw:id="id18" draw:layer="layout" svg:width="1.5cm" svg:height="1cm" svg:x="12cm" svg:y="9.5cm">
          <text:p text:style-name="P2"><text:span text:style-name="T1">Is RSP</text:span></text:p>
          <text:p text:style-name="P2"><text:span text:style-name="T1">code OK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draw:id="id21" draw:layer="layout" svg:width="1.5cm" svg:height="0.5cm" svg:x="9.5cm" svg:y="11.25cm">
          <text:p text:style-name="P2"><text:span text:style-name="T1">/SYSER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" draw:id="id19" draw:layer="layout" svg:width="1.5cm" svg:height="0.5cm" svg:x="13.964cm" svg:y="9.739cm">
          <text:p text:style-name="P2"><text:span text:style-name="T1">Comm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10.249cm" svg:y1="2.5cm" svg:x2="10.249cm" svg:y2="3cm" draw:start-shape="id2" draw:start-glue-point="6" draw:end-shape="id3" draw:end-glue-point="4" svg:d="m10249 2500v500">
          <text:p/>
        </draw:connector>
        <draw:connector draw:style-name="gr8" draw:text-style-name="P2" draw:layer="layout" svg:x1="9.5cm" svg:y1="3.249cm" svg:x2="7.749cm" svg:y2="4cm" draw:start-shape="id3" draw:start-glue-point="5" draw:end-shape="id4" draw:end-glue-point="4" svg:d="m9500 3249h-1751v751">
          <text:p/>
        </draw:connector>
        <draw:connector draw:style-name="gr8" draw:text-style-name="P2" draw:layer="layout" svg:x1="10.249cm" svg:y1="3.5cm" svg:x2="10.249cm" svg:y2="4cm" draw:start-shape="id3" draw:start-glue-point="6" draw:end-shape="id5" draw:end-glue-point="4" svg:d="m10249 3500v500">
          <text:p/>
        </draw:connector>
        <draw:connector draw:style-name="gr8" draw:text-style-name="P2" draw:layer="layout" svg:x1="11cm" svg:y1="3.249cm" svg:x2="12.749cm" svg:y2="4cm" draw:start-shape="id3" draw:start-glue-point="7" draw:end-shape="id6" draw:end-glue-point="4" svg:d="m11000 3249h1749v751">
          <text:p/>
        </draw:connector>
        <draw:connector draw:style-name="gr8" draw:text-style-name="P2" draw:layer="layout" svg:x1="7.749cm" svg:y1="4.5cm" svg:x2="7.749cm" svg:y2="5cm" draw:start-shape="id4" draw:start-glue-point="6" draw:end-shape="id7" draw:end-glue-point="4" svg:d="m7749 4500v500">
          <text:p/>
        </draw:connector>
        <draw:connector draw:style-name="gr8" draw:text-style-name="P2" draw:layer="layout" svg:x1="7.749cm" svg:y1="6cm" svg:x2="7.749cm" svg:y2="6.5cm" draw:start-shape="id7" draw:start-glue-point="6" draw:end-shape="id8" draw:end-glue-point="4" svg:d="m7749 6000v500">
          <text:p/>
        </draw:connector>
        <draw:connector draw:style-name="gr8" draw:text-style-name="P2" draw:layer="layout" svg:x1="7.749cm" svg:y1="7.5cm" svg:x2="7.749cm" svg:y2="8cm" draw:start-shape="id8" draw:start-glue-point="6" draw:end-shape="id9" draw:end-glue-point="4" svg:d="m7749 7500v500">
          <text:p/>
        </draw:connector>
        <draw:connector draw:style-name="gr8" draw:text-style-name="P2" draw:layer="layout" svg:x1="7.749cm" svg:y1="9cm" svg:x2="7.749cm" svg:y2="9.5cm" draw:start-shape="id9" draw:start-glue-point="6" draw:end-shape="id10" draw:end-glue-point="4" svg:d="m7749 9000v500">
          <text:p/>
        </draw:connector>
        <draw:connector draw:style-name="gr8" draw:text-style-name="P2" draw:layer="layout" svg:x1="10.249cm" svg:y1="4.5cm" svg:x2="10.249cm" svg:y2="5cm" draw:start-shape="id5" draw:start-glue-point="6" draw:end-shape="id11" draw:end-glue-point="4" svg:d="m10249 4500v500">
          <text:p/>
        </draw:connector>
        <draw:connector draw:style-name="gr8" draw:text-style-name="P2" draw:layer="layout" svg:x1="10.249cm" svg:y1="6cm" svg:x2="10.249cm" svg:y2="6.5cm" draw:start-shape="id11" draw:start-glue-point="6" draw:end-shape="id12" draw:end-glue-point="4" svg:d="m10249 6000v500">
          <text:p/>
        </draw:connector>
        <draw:connector draw:style-name="gr8" draw:text-style-name="P2" draw:layer="layout" svg:x1="10.249cm" svg:y1="7.5cm" svg:x2="10.249cm" svg:y2="8cm" draw:start-shape="id12" draw:start-glue-point="6" draw:end-shape="id13" draw:end-glue-point="4" svg:d="m10249 7500v500">
          <text:p/>
        </draw:connector>
        <draw:connector draw:style-name="gr8" draw:text-style-name="P2" draw:layer="layout" svg:x1="10.249cm" svg:y1="9cm" svg:x2="10.249cm" svg:y2="9.5cm" draw:start-shape="id13" draw:start-glue-point="6" draw:end-shape="id14" draw:end-glue-point="4" svg:d="m10249 9000v500">
          <text:p/>
        </draw:connector>
        <draw:connector draw:style-name="gr8" draw:text-style-name="P2" draw:layer="layout" svg:x1="12.749cm" svg:y1="4.5cm" svg:x2="12.749cm" svg:y2="5cm" draw:start-shape="id6" draw:start-glue-point="6" draw:end-shape="id15" draw:end-glue-point="4" svg:d="m12749 4500v500">
          <text:p/>
        </draw:connector>
        <draw:connector draw:style-name="gr8" draw:text-style-name="P2" draw:layer="layout" svg:x1="12.749cm" svg:y1="6cm" svg:x2="12.749cm" svg:y2="6.5cm" draw:start-shape="id15" draw:start-glue-point="6" draw:end-shape="id16" draw:end-glue-point="4" svg:d="m12749 6000v500">
          <text:p/>
        </draw:connector>
        <draw:connector draw:style-name="gr8" draw:text-style-name="P2" draw:layer="layout" svg:x1="12.749cm" svg:y1="7.5cm" svg:x2="12.749cm" svg:y2="8cm" draw:start-shape="id16" draw:start-glue-point="6" draw:end-shape="id17" draw:end-glue-point="4" svg:d="m12749 7500v500">
          <text:p/>
        </draw:connector>
        <draw:connector draw:style-name="gr8" draw:text-style-name="P2" draw:layer="layout" svg:x1="12.749cm" svg:y1="9cm" svg:x2="12.749cm" svg:y2="9.5cm" draw:start-shape="id17" draw:start-glue-point="6" draw:end-shape="id18" draw:end-glue-point="4" svg:d="m12749 9000v500">
          <text:p/>
        </draw:connector>
        <draw:connector draw:style-name="gr8" draw:text-style-name="P2" draw:layer="layout" svg:x1="13.5cm" svg:y1="9.999cm" svg:x2="13.964cm" svg:y2="9.988cm" draw:start-shape="id18" draw:start-glue-point="7" draw:end-shape="id19" draw:end-glue-point="5" svg:d="m13500 9999h233v-11h231">
          <text:p/>
        </draw:connector>
        <draw:connector draw:style-name="gr8" draw:text-style-name="P2" draw:layer="layout" svg:x1="12.749cm" svg:y1="10.5cm" svg:x2="12.749cm" svg:y2="11cm" draw:start-shape="id18" draw:start-glue-point="6" draw:end-shape="id20" draw:end-glue-point="4" svg:d="m12749 10500v500">
          <text:p/>
        </draw:connector>
        <draw:connector draw:style-name="gr8" draw:text-style-name="P2" draw:layer="layout" svg:x1="9.5cm" svg:y1="5.499cm" svg:x2="9.5cm" svg:y2="11.499cm" draw:start-shape="id11" draw:start-glue-point="5" draw:end-shape="id21" draw:end-glue-point="5" svg:d="m9500 5499h-501v6000h501">
          <text:p/>
        </draw:connector>
        <draw:connector draw:style-name="gr8" draw:text-style-name="P2" draw:layer="layout" svg:x1="9.5cm" svg:y1="6.999cm" svg:x2="9.5cm" svg:y2="11.499cm" draw:start-shape="id12" draw:start-glue-point="5" draw:end-shape="id21" draw:end-glue-point="5" svg:d="m9500 6999h-501v4500h501">
          <text:p/>
        </draw:connector>
        <draw:connector draw:style-name="gr8" draw:text-style-name="P2" draw:layer="layout" svg:x1="9.5cm" svg:y1="8.499cm" svg:x2="9.5cm" svg:y2="11.499cm" draw:start-shape="id13" draw:start-glue-point="5" draw:end-shape="id21" draw:end-glue-point="5" svg:d="m9500 8499h-501v3000h501">
          <text:p/>
        </draw:connector>
        <draw:connector draw:style-name="gr8" draw:text-style-name="P2" draw:layer="layout" draw:line-skew="0cm 0cm -0.002cm" svg:x1="12cm" svg:y1="5.499cm" svg:x2="11cm" svg:y2="11.499cm" draw:start-shape="id15" draw:start-glue-point="5" draw:end-shape="id21" draw:end-glue-point="7" svg:d="m12000 5499h-501v3127h1v2873h-500">
          <text:p/>
        </draw:connector>
        <draw:connector draw:style-name="gr8" draw:text-style-name="P2" draw:layer="layout" draw:line-skew="0.001cm 0cm -0.002cm" svg:x1="12cm" svg:y1="6.999cm" svg:x2="11cm" svg:y2="11.499cm" draw:start-shape="id16" draw:start-glue-point="5" draw:end-shape="id21" draw:end-glue-point="7" svg:d="m12000 6999h-500v2377 0 2123h-500">
          <text:p/>
        </draw:connector>
        <draw:connector draw:style-name="gr8" draw:text-style-name="P2" draw:layer="layout" draw:line-skew="0.001cm 0cm -0.002cm" svg:x1="12cm" svg:y1="8.499cm" svg:x2="11cm" svg:y2="11.499cm" draw:start-shape="id17" draw:start-glue-point="5" draw:end-shape="id21" draw:end-glue-point="7" svg:d="m12000 8499h-500v1627 0 1373h-500">
          <text:p/>
        </draw:connector>
        <draw:connector draw:style-name="gr8" draw:text-style-name="P2" draw:layer="layout" svg:x1="9.5cm" svg:y1="3.249cm" svg:x2="9.5cm" svg:y2="11.499cm" draw:start-shape="id3" draw:start-glue-point="5" draw:end-shape="id21" draw:end-glue-point="5" svg:d="m9500 3249h-501v8250h501">
          <text:p/>
        </draw:connector>
        <draw:custom-shape draw:style-name="gr9" draw:text-style-name="P1" draw:id="id23" draw:layer="layout" svg:width="1.5cm" svg:height="0.5cm" svg:x="9.5cm" svg:y="10.5cm">
          <text:p text:style-name="P2"><text:span text:style-name="T1">NTFPRO/C=F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8" draw:text-style-name="P2" draw:layer="layout" svg:x1="7.749cm" svg:y1="10cm" svg:x2="7.749cm" svg:y2="10.5cm" draw:start-shape="id10" draw:start-glue-point="6" draw:end-shape="id22" draw:end-glue-point="4" svg:d="m7749 10000v500">
          <text:p/>
        </draw:connector>
        <draw:connector draw:style-name="gr8" draw:text-style-name="P2" draw:layer="layout" svg:x1="10.249cm" svg:y1="10cm" svg:x2="10.249cm" svg:y2="10.5cm" draw:start-shape="id14" draw:start-glue-point="6" draw:end-shape="id23" draw:end-glue-point="4" svg:d="m10249 10000v500">
          <text:p/>
        </draw:connector>
        <draw:connector draw:style-name="gr8" draw:text-style-name="P2" draw:layer="layout" svg:x1="12.749cm" svg:y1="11.5cm" svg:x2="12.749cm" svg:y2="12cm" draw:start-shape="id20" draw:start-glue-point="6" draw:end-shape="id24" draw:end-glue-point="4" svg:d="m12749 11500v500">
          <text:p/>
        </draw:connector>
        <draw:custom-shape draw:style-name="gr9" draw:text-style-name="P1" draw:id="id22" draw:layer="layout" svg:width="1.5cm" svg:height="0.5cm" svg:x="7cm" svg:y="10.5cm">
          <text:p text:style-name="P2"><text:span text:style-name="T1">NTFPRO/C=F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8" draw:text-style-name="P2" draw:layer="layout" draw:line-skew="0cm -0.003cm" svg:x1="8.5cm" svg:y1="8.499cm" svg:x2="9.5cm" svg:y2="11.499cm" draw:start-shape="id9" draw:start-glue-point="7" draw:end-shape="id21" draw:end-glue-point="5" svg:d="m8500 8499h502v1624h-3v1376h501">
          <text:p/>
        </draw:connector>
        <draw:connector draw:style-name="gr8" draw:text-style-name="P2" draw:layer="layout" draw:line-skew="0cm -0.003cm" svg:x1="8.5cm" svg:y1="6.999cm" svg:x2="9.5cm" svg:y2="11.499cm" draw:start-shape="id8" draw:start-glue-point="7" draw:end-shape="id21" draw:end-glue-point="5" svg:d="m8500 6999h502v2374h-3v2126h501">
          <text:p/>
        </draw:connector>
        <draw:connector draw:style-name="gr8" draw:text-style-name="P2" draw:layer="layout" draw:line-skew="0cm -0.003cm" svg:x1="8.5cm" svg:y1="5.499cm" svg:x2="9.5cm" svg:y2="11.499cm" draw:start-shape="id7" draw:start-glue-point="7" draw:end-shape="id21" draw:end-glue-point="5" svg:d="m8500 5499h502v3124h-3v2876h501">
          <text:p/>
        </draw:connector>
        <draw:custom-shape draw:style-name="gr9" draw:text-style-name="P1" draw:id="id24" draw:layer="layout" svg:width="1.5cm" svg:height="0.5cm" svg:x="12cm" svg:y="12cm">
          <text:p text:style-name="P2"><text:span text:style-name="T1">NTFPRO/C=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8" draw:text-style-name="P2" draw:layer="layout" svg:x1="10.249cm" svg:y1="11.75cm" svg:x2="12cm" svg:y2="12.249cm" draw:start-shape="id21" draw:start-glue-point="6" draw:end-shape="id24" draw:end-glue-point="5" svg:d="m10249 11750v499h1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8H09M07S</meta:editing-duration>
    <meta:editing-cycles>36</meta:editing-cycles>
    <meta:generator>OpenOffice.org/3.1$Win32 OpenOffice.org_project/310m11$Build-9399</meta:generator>
    <dc:date>2010-03-07T11:45:46.37</dc:date>
    <dc:creator>Е Т</dc:creator>
    <meta:document-statistic meta:object-count="58"/>
  </office:meta>
</office:document-meta>
</file>